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Header">
      <style:text-properties officeooo:rsid="00140531" officeooo:paragraph-rsid="00140531"/>
    </style:style>
    <style:style style:name="P2" style:family="paragraph" style:parent-style-name="Standard">
      <style:text-properties officeooo:rsid="00140531" officeooo:paragraph-rsid="00140531"/>
    </style:style>
    <style:style style:name="P3" style:family="paragraph" style:parent-style-name="Standard">
      <style:text-properties officeooo:rsid="00140531" officeooo:paragraph-rsid="00186913"/>
    </style:style>
    <style:style style:name="P4" style:family="paragraph" style:parent-style-name="Standard">
      <style:text-properties officeooo:rsid="001b569b" officeooo:paragraph-rsid="001b569b"/>
    </style:style>
    <style:style style:name="P5" style:family="paragraph" style:parent-style-name="Standard">
      <style:text-properties officeooo:rsid="001dec5e" officeooo:paragraph-rsid="001dec5e"/>
    </style:style>
    <style:style style:name="P6" style:family="paragraph" style:parent-style-name="Standard">
      <style:text-properties officeooo:rsid="00140531" officeooo:paragraph-rsid="00140531" fo:background-color="#ffff00"/>
    </style:style>
    <style:style style:name="P7" style:family="paragraph" style:parent-style-name="Standard">
      <style:text-properties style:font-name="Noto Serif" fo:font-size="12pt" officeooo:rsid="00140531" officeooo:paragraph-rsid="00140531" fo:background-color="#ffff00" style:font-size-asian="12pt" style:font-size-complex="12pt"/>
    </style:style>
    <style:style style:name="P8" style:family="paragraph" style:parent-style-name="Standard">
      <style:text-properties officeooo:paragraph-rsid="00140531"/>
    </style:style>
    <style:style style:name="P9" style:family="paragraph" style:parent-style-name="Standard">
      <style:text-properties officeooo:rsid="00140531" officeooo:paragraph-rsid="00228d1e"/>
    </style:style>
    <style:style style:name="P10" style:family="paragraph" style:parent-style-name="Standard">
      <style:text-properties officeooo:rsid="00140531" officeooo:paragraph-rsid="00186913"/>
    </style:style>
    <style:style style:name="P11" style:family="paragraph" style:parent-style-name="Standard">
      <style:text-properties officeooo:rsid="00140531" officeooo:paragraph-rsid="001dec5e" fo:background-color="transparent"/>
    </style:style>
    <style:style style:name="T1" style:family="text">
      <style:text-properties officeooo:rsid="00178640"/>
    </style:style>
    <style:style style:name="T2" style:family="text">
      <style:text-properties officeooo:rsid="00186913"/>
    </style:style>
    <style:style style:name="T3" style:family="text">
      <style:text-properties officeooo:rsid="001acaa9"/>
    </style:style>
    <style:style style:name="T4" style:family="text">
      <style:text-properties officeooo:rsid="001b3bb7"/>
    </style:style>
    <style:style style:name="T5" style:family="text">
      <style:text-properties officeooo:rsid="001d16eb"/>
    </style:style>
    <style:style style:name="T6" style:family="text">
      <style:text-properties officeooo:rsid="001dec5e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f290b" fo:background-color="transparent" loext:char-shading-value="0"/>
    </style:style>
    <style:style style:name="T9" style:family="text">
      <style:text-properties officeooo:rsid="001f290b" fo:background-color="transparent" loext:char-shading-value="0"/>
    </style:style>
    <style:style style:name="T10" style:family="text">
      <style:text-properties officeooo:rsid="00200c20" fo:background-color="transparent" loext:char-shading-value="0"/>
    </style:style>
    <style:style style:name="T11" style:family="text">
      <style:text-properties officeooo:rsid="00140531" fo:background-color="transparent" loext:char-shading-value="0"/>
    </style:style>
    <style:style style:name="T12" style:family="text">
      <style:text-properties style:font-name="Noto Serif" fo:font-size="12pt" style:font-size-asian="12pt" style:font-size-complex="12pt"/>
    </style:style>
    <style:style style:name="T13" style:family="text">
      <style:text-properties style:font-name="Noto Serif" fo:font-size="12pt" officeooo:rsid="001d16eb" style:font-size-asian="12pt" style:font-size-complex="12pt"/>
    </style:style>
    <style:style style:name="T14" style:family="text">
      <style:text-properties style:font-name="Noto Serif" fo:font-size="12pt" officeooo:rsid="00178640" style:font-size-asian="12pt" style:font-size-complex="12pt"/>
    </style:style>
    <style:style style:name="T15" style:family="text">
      <style:text-properties style:font-name="Noto Serif" fo:font-size="12pt" fo:background-color="transparent" loext:char-shading-value="0" style:font-size-asian="12pt" style:font-size-complex="12pt"/>
    </style:style>
    <style:style style:name="T16" style:family="text">
      <style:text-properties style:font-name="Noto Serif" fo:font-size="12pt" officeooo:rsid="00228d1e" fo:background-color="transparent" loext:char-shading-value="0" style:font-size-asian="12pt" style:font-size-complex="12pt"/>
    </style:style>
    <style:style style:name="T17" style:family="text">
      <style:text-properties style:font-name="Noto Serif" fo:font-size="12pt" fo:font-weight="bold" officeooo:rsid="00228d1e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officeooo:rsid="00228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7">Åpen ettermiddag for alle!</text:span></text:p>
      <text:p text:style-name="P9"><text:span text:style-name="T15"><text:line-break/>Åpen ettermiddag var mer enn bare et </text:span><text:span text:style-name="T16">skole</text:span><text:span text:style-name="T15">arrangement – det var et sted hvor elever kunne føle seg inkludert, sett og verdsatt. Når dette tilbudet forsvant, mistet skolen en viktig arena for fellesskap og trivsel. Det er på tide å gi noe tilbake til elevene som trenger </text:span><text:span text:style-name="T16">litt</text:span><text:span text:style-name="T15"> pusterom i en ellers </text:span><text:span text:style-name="T16">altfor </text:span><text:span text:style-name="T15">travel skolehverdag.</text:span></text:p>
      <text:p text:style-name="P7"/>
      <text:p text:style-name="P3"><text:span text:style-name="T13">For det første, mener jeg at å</text:span><text:span text:style-name="T12"> få tilbake åpen ettermiddag, vil bidra til bedre sosialisering blant </text:span><text:span text:style-name="T14">e</text:span><text:span text:style-name="T12">lev</text:span>er. <text:span text:style-name="T1">Alle kan møtes på tvers av klasser og spise sammen. Flere klasser </text:span><text:span text:style-name="T2">er ganske adskilt fra resten av skolen, så åpen ettermiddag er en god mulighet for disse å møtes. </text:span><text:span text:style-name="T3">Tilbudet er lavterskel og gjør det enkelt å møte nye folk, selv for menneskeskye personer. </text:span><text:span text:style-name="T4">Derfor mener jeg at vi burde få tilbake åpen ettermiddag her på breivang videregående skole.</text:span></text:p>
      <text:p text:style-name="P3"/>
      <text:p text:style-name="P4"><text:span text:style-name="T5">Fo</text:span><text:span text:style-name="T6">r</text:span><text:span text:style-name="T5"> det andre, har </text:span>Ikke alle mulighet til å spise varm mat til middag. For noen elever, kan økonomiske eller familiære forhold gjøre det vanskelig å få til en varm og næringsrik middag. Et tilbud om varm mat på åpen ettermiddag gir derfor flere muligheten til et fullverdig måltid i løpet av dagen. <text:span text:style-name="T5">Ifølge en studie gjennomført på svenske skoler, vil t</text:span>ilgjengeligheten av mat på skolen bidra til økt trivsel, konsentrasjon og bedre helse blant elevene. Å<text:span text:style-name="T5">pen </text:span>ettermiddag kan dermed skape en trygg og sosial arena som også ivaretar elevenes grunnleggende behov.</text:p>
      <text:p text:style-name="P6"/>
      <text:p text:style-name="P5"><text:span text:style-name="T7">For det siste, vil åpen ettermiddag føre til bedre psykisk helse blant de som deltar. I en anonym spørreundersøkelse utført blant elever på breivang videregående skole, sier rundt 78% av de som ble spurt at de hadde svært positive erfaringer med arrangementet. </text:span><text:span text:style-name="T10">Av de som ble spurt, sa flertallet at de</text:span><text:span text:style-name="T7"> alltid gledet seg til </text:span><text:span text:style-name="T8">dagen det skjedde på.</text:span><text:span text:style-name="T7"> </text:span><text:span text:style-name="T8">De fleste rapporterte også at de møtte noen av sine beste venner der og synes det er synd I første klassen I år som ikke får den opplevelsen</text:span><text:span text:style-name="T9"> og gleden. Derfor mener ikke bare jeg, men mesteparten av elever på skolen, at åpen ettermiddag burde bli realitet på nytt.</text:span></text:p>
      <text:p text:style-name="P11"/>
      <text:p text:style-name="P8"><text:span text:style-name="T11">Åpen ettermiddag har betydd mye for både enkeltelever og skolemiljøet som helhet. </text:span>Ved å gjeninnføre <text:span text:style-name="T18">åpen ettermiddag</text:span> viser vi at vi bryr oss om hverandre og ønsker å skape en skole der alle har muligheten til å føle seg trygge, mette, <text:span text:style-name="T18">og viktigst av alt </text:span>lykkelige. <text:span text:style-name="T18">Skolen mener det koster for mye, men jeg sier at det å ikke ha det I det hele tatt vil koste oss, elevene, mye mer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0531" officeooo:paragraph-rsid="0014053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ITA<text:tab/>Janet M. Gøtze<text:tab/>13.11.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8:39:41.520820962</meta:creation-date>
    <meta:editing-duration>PT1H9M51S</meta:editing-duration>
    <meta:editing-cycles>7</meta:editing-cycles>
    <meta:generator>LibreOffice/24.2.7.2$Linux_X86_64 LibreOffice_project/420$Build-2</meta:generator>
    <dc:date>2024-11-19T23:51:19.861354420</dc:date>
    <meta:document-statistic meta:table-count="0" meta:image-count="0" meta:object-count="0" meta:page-count="1" meta:paragraph-count="7" meta:word-count="412" meta:character-count="2383" meta:non-whitespace-character-count="1975"/>
  </office:meta>
</office:document-meta>
</file>